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6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3" style:family="table-cell" style:parent-style-name="Default">
      <style:table-cell-properties fo:border-bottom="none" fo:border-left="0.74pt solid #000000" fo:border-right="none" fo:border-top="0.74pt solid #000000"/>
    </style:style>
    <style:style style:name="ce4" style:family="table-cell" style:parent-style-name="Default" style:data-style-name="N36">
      <style:table-cell-properties fo:border-bottom="none" fo:border-left="0.74pt solid #000000" fo:border-right="none" fo:border-top="none"/>
    </style:style>
    <style:style style:name="ce5" style:family="table-cell" style:parent-style-name="Default" style:data-style-name="N36">
      <style:table-cell-properties fo:border-bottom="0.74pt solid #000000" fo:border-left="0.74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74pt solid #000000"/>
    </style:style>
    <style:style style:name="ce7" style:family="table-cell" style:parent-style-name="Default">
      <style:table-cell-properties fo:border-bottom="0.74pt solid #000000" fo:border-left="none" fo:border-right="none" fo:border-top="none"/>
    </style:style>
    <style:style style:name="ce1" style:family="table-cell" style:parent-style-name="Default" style:data-style-name="N36"/>
    <style:style style:name="ce2" style:family="table-cell" style:parent-style-name="Default" style:data-style-name="N0"/>
    <style:style style:name="ce10" style:family="table-cell" style:parent-style-name="Default" style:data-style-name="N0">
      <style:table-cell-properties fo:border-bottom="0.74pt solid #000000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0.74pt solid #000000" fo:border-top="0.74pt solid #000000"/>
    </style:style>
    <style:style style:name="ce12" style:family="table-cell" style:parent-style-name="Default">
      <style:table-cell-properties fo:border-bottom="none" fo:border-left="none" fo:border-right="0.74pt solid #000000" fo:border-top="none"/>
    </style:style>
    <style:style style:name="ce13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office:forms form:automatic-focus="false" form:apply-design-mode="false"/>
        <table:table-column table:style-name="co1" table:default-cell-style-name="ce4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ce2"/>
        <table:table-column table:style-name="co2" table:default-cell-style-name="ce12"/>
        <table:table-row table:style-name="ro1">
          <table:table-cell table:style-name="ce3" office:value-type="string" calcext:value-type="string">
            <text:p>Datum narození</text:p>
          </table:table-cell>
          <table:table-cell table:style-name="ce6" office:value-type="string" calcext:value-type="string">
            <text:p>Pohlaví</text:p>
          </table:table-cell>
          <table:table-cell table:style-name="ce6" office:value-type="string" calcext:value-type="string">
            <text:p>RČ-rok</text:p>
          </table:table-cell>
          <table:table-cell table:style-name="ce6" office:value-type="string" calcext:value-type="string">
            <text:p>RČ-měsíc</text:p>
          </table:table-cell>
          <table:table-cell table:style-name="ce6" office:value-type="string" calcext:value-type="string">
            <text:p>RČ-den</text:p>
          </table:table-cell>
          <table:table-cell table:style-name="ce6" office:value-type="string" calcext:value-type="string">
            <text:p>RČ-číslo</text:p>
          </table:table-cell>
          <table:table-cell table:style-name="ce6" office:value-type="string" calcext:value-type="string">
            <text:p>Celé RČ</text:p>
          </table:table-cell>
          <table:table-cell table:style-name="ce11" office:value-type="string" calcext:value-type="string">
            <text:p>je OK?</text:p>
          </table:table-cell>
        </table:table-row>
        <table:table-row table:style-name="ro1">
          <table:table-cell office:value-type="date" office:date-value="1987-04-05" calcext:value-type="date">
            <text:p>05.04.1987</text:p>
          </table:table-cell>
          <table:table-cell office:value-type="string" calcext:value-type="string">
            <text:p>muž</text:p>
          </table:table-cell>
          <table:table-cell table:style-name="ce1" table:formula="of:=RIGHT(YEAR([.A2]);2)" office:value-type="string" office:string-value="87" calcext:value-type="string">
            <text:p>87</text:p>
          </table:table-cell>
          <table:table-cell table:style-name="ce2" table:formula="of:=IF([.B2] = &quot;žena&quot;;TEXT(MONTH([.A2])+50;&quot;00&quot;); TEXT(MONTH([.A2]);&quot;00&quot;))" office:value-type="string" office:string-value="04" calcext:value-type="string">
            <text:p>04</text:p>
          </table:table-cell>
          <table:table-cell table:formula="of:=TEXT(DAY([.A2]);&quot;00&quot;)" office:value-type="string" office:string-value="05" calcext:value-type="string">
            <text:p>05</text:p>
          </table:table-cell>
          <table:table-cell table:formula="of:=RANDBETWEEN(1;9999)" office:value-type="float" office:value="8444" calcext:value-type="float">
            <text:p>8444</text:p>
          </table:table-cell>
          <table:table-cell table:formula="of:=[.C2]&amp;IF([.D2]&lt;10)&amp;[.D2]&amp;IF([.E2]&lt;10&amp;[.E2];[.E2])&amp;&quot;/&quot;&amp;&quot;&quot;&amp;[.F2]" office:value-type="string" office:string-value="8700405/8444" calcext:value-type="string">
            <text:p>8700405/8444</text:p>
          </table:table-cell>
          <table:table-cell table:formula="of:=IF(MOD([.C2]&amp;[.D2]&amp;[.E2]&amp;[.F2];11)=0;&quot;ano&quot;;&quot;ne&quot;)" office:value-type="string" office:string-value="ne" calcext:value-type="string">
            <text:p>ne</text:p>
          </table:table-cell>
        </table:table-row>
        <table:table-row table:style-name="ro1">
          <table:table-cell office:value-type="date" office:date-value="2010-12-18" calcext:value-type="date">
            <text:p>18.12.2010</text:p>
          </table:table-cell>
          <table:table-cell office:value-type="string" calcext:value-type="string">
            <text:p>žena</text:p>
          </table:table-cell>
          <table:table-cell table:formula="of:=RIGHT(YEAR([.A3]);2)" office:value-type="string" office:string-value="10" calcext:value-type="string">
            <text:p>10</text:p>
          </table:table-cell>
          <table:table-cell table:formula="of:=IF([.B3] = &quot;žena&quot;;TEXT(MONTH([.A3])+50;&quot;00&quot;); TEXT(MONTH([.A3]);&quot;00&quot;))" office:value-type="string" office:string-value="62" calcext:value-type="string">
            <text:p>62</text:p>
          </table:table-cell>
          <table:table-cell table:formula="of:=TEXT(DAY([.A3]);&quot;00&quot;)" office:value-type="string" office:string-value="18" calcext:value-type="string">
            <text:p>18</text:p>
          </table:table-cell>
          <table:table-cell table:formula="of:=RANDBETWEEN(1;9999)" office:value-type="float" office:value="4926" calcext:value-type="float">
            <text:p>4926</text:p>
          </table:table-cell>
          <table:table-cell table:formula="of:=[.C3]&amp;IF([.D3]&lt;10)&amp;[.D3]&amp;IF([.E3]&lt;10&amp;[.E3];[.E3])&amp;&quot;/&quot;&amp;&quot;&quot;&amp;[.F3]" office:value-type="string" office:string-value="100620/4926" calcext:value-type="string">
            <text:p>100620/4926</text:p>
          </table:table-cell>
          <table:table-cell table:formula="of:=IF(MOD([.C3]&amp;[.D3]&amp;[.E3]&amp;[.F3];11)=0;&quot;ano&quot;;&quot;ne&quot;)" office:value-type="string" office:string-value="ano" calcext:value-type="string">
            <text:p>ano</text:p>
          </table:table-cell>
        </table:table-row>
        <table:table-row table:style-name="ro1">
          <table:table-cell office:value-type="date" office:date-value="1997-06-15" calcext:value-type="date">
            <text:p>15.06.1997</text:p>
          </table:table-cell>
          <table:table-cell office:value-type="string" calcext:value-type="string">
            <text:p>muž</text:p>
          </table:table-cell>
          <table:table-cell table:formula="of:=RIGHT(YEAR([.A4]);2)" office:value-type="string" office:string-value="97" calcext:value-type="string">
            <text:p>97</text:p>
          </table:table-cell>
          <table:table-cell table:formula="of:=IF([.B4] = &quot;žena&quot;;TEXT(MONTH([.A4])+50;&quot;00&quot;); TEXT(MONTH([.A4]);&quot;00&quot;))" office:value-type="string" office:string-value="06" calcext:value-type="string">
            <text:p>06</text:p>
          </table:table-cell>
          <table:table-cell table:formula="of:=TEXT(DAY([.A4]);&quot;00&quot;)" office:value-type="string" office:string-value="15" calcext:value-type="string">
            <text:p>15</text:p>
          </table:table-cell>
          <table:table-cell table:formula="of:=RANDBETWEEN(1;9999)" office:value-type="float" office:value="6407" calcext:value-type="float">
            <text:p>6407</text:p>
          </table:table-cell>
          <table:table-cell table:formula="of:=[.C4]&amp;IF([.D4]&lt;10)&amp;[.D4]&amp;IF([.E4]&lt;10&amp;[.E4];[.E4])&amp;&quot;/&quot;&amp;&quot;&quot;&amp;[.F4]" office:value-type="string" office:string-value="970060/6407" calcext:value-type="string">
            <text:p>970060/6407</text:p>
          </table:table-cell>
          <table:table-cell table:formula="of:=IF(MOD([.C4]&amp;[.D4]&amp;[.E4]&amp;[.F4];11)=0;&quot;ano&quot;;&quot;ne&quot;)" office:value-type="string" office:string-value="ne" calcext:value-type="string">
            <text:p>ne</text:p>
          </table:table-cell>
        </table:table-row>
        <table:table-row table:style-name="ro1">
          <table:table-cell table:style-name="ce5" office:value-type="date" office:date-value="1978-04-10" calcext:value-type="date">
            <text:p>10.04.1978</text:p>
          </table:table-cell>
          <table:table-cell table:style-name="ce7" office:value-type="string" calcext:value-type="string">
            <text:p>žena</text:p>
          </table:table-cell>
          <table:table-cell table:style-name="ce7" table:formula="of:=RIGHT(YEAR([.A5]);2)" office:value-type="string" office:string-value="78" calcext:value-type="string">
            <text:p>78</text:p>
          </table:table-cell>
          <table:table-cell table:style-name="ce7" table:formula="of:=IF([.B5] = &quot;žena&quot;;TEXT(MONTH([.A5])+50;&quot;00&quot;); TEXT(MONTH([.A5]);&quot;00&quot;))" office:value-type="string" office:string-value="54" calcext:value-type="string">
            <text:p>54</text:p>
          </table:table-cell>
          <table:table-cell table:style-name="ce7" table:formula="of:=TEXT(DAY([.A5]);&quot;00&quot;)" office:value-type="string" office:string-value="10" calcext:value-type="string">
            <text:p>10</text:p>
          </table:table-cell>
          <table:table-cell table:style-name="ce7" table:formula="of:=RANDBETWEEN(1;9999)" office:value-type="float" office:value="5160" calcext:value-type="float">
            <text:p>5160</text:p>
          </table:table-cell>
          <table:table-cell table:style-name="ce10" table:formula="of:=[.C5]&amp;IF([.D5]&lt;10)&amp;[.D5]&amp;IF([.E5]&lt;10&amp;[.E5];[.E5])&amp;&quot;/&quot;&amp;&quot;&quot;&amp;[.F5]" office:value-type="string" office:string-value="7805410/5160" calcext:value-type="string">
            <text:p>7805410/5160</text:p>
          </table:table-cell>
          <table:table-cell table:style-name="ce13" table:formula="of:=IF(MOD([.C5]&amp;[.D5]&amp;[.E5]&amp;[.F5];11)=0;&quot;ano&quot;;&quot;ne&quot;)" office:value-type="string" office:string-value="ano" calcext:value-type="string">
            <text:p>an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4T15:22:18.358000000</meta:creation-date>
    <meta:generator>Open_Xlsx_PLUS/7.4.0.3$Windows_X86_64 LibreOffice_project/</meta:generator>
    <dc:date>2024-04-24T18:16:02.824000000</dc:date>
    <meta:editing-duration>PT1H38M36S</meta:editing-duration>
    <meta:editing-cycles>5</meta:editing-cycles>
    <meta:document-statistic meta:table-count="1" meta:cell-count="40" meta:object-count="0"/>
  </office:meta>
</office:document-meta>
</file>